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 regression CI system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rk Janes</text:p>
            <text:p>Dylan Bak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-commit execution of all unit tests</text:p>
              </text:list-item>
              <text:list-item>
                <text:p>Validate all available platforms</text:p>
              </text:list-item>
              <text:list-item>
                <text:p>Validate i386, x86_64</text:p>
              </text:list-item>
              <text:list-item>
                <text:p>Optionally check developer repos</text:p>
              </text:list-item>
              <text:list-item>
                <text:p>Speed</text:p>
              </text:list-item>
              <text:list-item>
                <text:p>Reliability</text:p>
              </text:list-item>
              <text:list-item>
                <text:p>Accura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st Consid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or accuracy in regression alerts: wasted developer time. <text:s/>Goal: 90% accuracy</text:p>
              </text:list-item>
              <text:list-item>
                <text:p>Latency: developers will be waiting</text:p>
              </text:list-item>
              <text:list-item>
                <text:p>System reliability: </text:p>
                <text:list>
                  <text:list-item>
                    <text:p>Hung systems due to test</text:p>
                  </text:list-item>
                  <text:list-item>
                    <text:p>Resilient to network/hardware failure</text:p>
                  </text:list-item>
                  <text:list-item>
                    <text:p>Goal: 99.9% job completion rate</text:p>
                  </text:list-item>
                </text:list>
              </text:list-item>
              <text:list-item>
                <text:p>Maintainability: simple is bet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ical Sele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bian hosts, multiarch build setup</text:p>
              </text:list-item>
              <text:list-item>
                <text:p>Common NFS mount to share binaries between machines</text:p>
              </text:list-item>
              <text:list-item>
                <text:p>Python to automate builds and tests</text:p>
                <text:list>
                  <text:list-item>
                    <text:p>http://github.com/janesma/mesa_jenkins</text:p>
                  </text:list-item>
                </text:list>
              </text:list-item>
              <text:list-item>
                <text:p>Jenkins to provide web front end and build p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ation / execution sequence is divided into components</text:p>
              </text:list-item>
              <text:list-item>
                <text:p>Component interface: build.py</text:p>
                <text:list>
                  <text:list-item>
                    <text:p>Actions: build, test, clean</text:p>
                  </text:list-item>
                  <text:list-item>
                    <text:p>Specify arch, hardware, output directory</text:p>
                  </text:list-item>
                </text:list>
              </text:list-item>
              <text:list-item>
                <text:p>Dependencies between components specified in build_specification.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du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eduler analyzes build_specification.xml to determine which components can be built.</text:p>
              </text:list-item>
              <text:list-item>
                <text:p>Executes the component builds in sequence.</text:p>
              </text:list-item>
              <text:list-item>
                <text:p>Local build scheduler builds all components on current machine</text:p>
              </text:list-item>
              <text:list-item>
                <text:p>Jenkins build scheduler triggers builds on jenkins and polls for comple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 Spec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cts: describes available projects and dependencies</text:p>
              </text:list-item>
              <text:list-item>
                <text:p>Repos: describes all source trees and remotes</text:p>
              </text:list-item>
              <text:list-item>
                <text:p>Branches: </text:p>
                <text:list>
                  <text:list-item>
                    <text:p>Each branch corresponds to a build in jenkins, and can be built through build_local.py scheduler</text:p>
                  </text:list-item>
                  <text:list-item>
                    <text:p>Selects which remotes/branches should be checked out for build.</text:p>
                  </text:list-item>
                  <text:list-item>
                    <text:p>The set of sources for each branch is polled continously to trigger jenkins buil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eas for improv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anch handling: developers have many branches and create them on a regular basis. <text:s/>Current configuration assumes static branches.</text:p>
              </text:list-item>
              <text:list-item>
                <text:p>Hardware reliability and availability</text:p>
              </text:list-item>
              <text:list-item>
                <text:p>Test count: <text:s/>Jenkins struggles to process resul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8T08:17:32.757058813</meta:creation-date>
    <dc:date>2014-10-15T17:55:47.680538162</dc:date>
    <meta:editing-duration>PT14M32S</meta:editing-duration>
    <meta:editing-cycles>3</meta:editing-cycles>
    <meta:generator>LibreOffice/4.3.2.2.0$Linux_X86_64 LibreOffice_project/430m0$Build-2</meta:generator>
    <dc:creator>Mark Janes</dc:creator>
    <meta:document-statistic meta:object-count="53"/>
  </office:meta>
</office:document-meta>
</file>